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2in" style:contextual-spacing="false"/>
      <style:text-properties officeooo:paragraph-rsid="00069ab0"/>
    </style:style>
    <style:style style:name="P2" style:family="paragraph" style:parent-style-name="Text_20_body">
      <style:paragraph-properties fo:margin-top="0in" fo:margin-bottom="0.2in" style:contextual-spacing="false" fo:break-before="page"/>
      <style:text-properties officeooo:rsid="000803cd" officeooo:paragraph-rsid="000803cd"/>
    </style:style>
    <style:style style:name="T1" style:family="text">
      <style:text-properties officeooo:rsid="00069a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hallow water ecosystems found along the coastlines of the world are particularly at risk <text:span text:style-name="T1">from changing climates</text:span> as their temperatures may change more rapidly and dramatically than waters in the open ocean. To this end it is necessary <text:span text:style-name="T1">to </text:span>identify the occurrence of extreme ocean temperature events, referred to here as Marine Heatwaves (MHWs) and Marine Cold-Spells (MCSs), in the nearshore environment. We have taken a recently developed algorithm that defines these extreme events in a novel way and applied it to the in situ time series available for the coast of South Africa. We found that MHWs and MCSs occur along the entirety of the coast of South Africa and with some temporal and spatial agreement between the largest events detected. MHWs occur more often and last longer than MCSs, which have greater mean intensities. The cumulative intensity (°C·days) for most MHWs and MCSs were comparable however, several were much larger and specific areas displayed more extreme events than the coastal average. The largest three MHWs in each of the time series along the coast of South Africa have generally occurred in the second half of the time series whereas the largest three MCSs have generally occurred in the first half. Thus implying that the occurrence of MHWs is on the rise while for MCSs it is declining. These same calculations were conducted for offshore temperatures from 1 ⁄ 4 ° NOAA Optimally Interpolated sea surface temperature (OISST) data at the nearest locations to the in situ stations and it was found that a similar pattern of increasing MHWs and decreasing MCSs existed. <text:span text:style-name="T1">T</text:span>he proportion of co-occurrence between in situ and OISST data for each <text:span text:style-name="T1">time series</text:span> ranged from 0.20–0.50 with <text:span text:style-name="T1"><text:s/></text:span>co-occurrence rates generally higher for MHWs <text:span text:style-name="T1">than MCSs.</text:span></text:p>
      <text:p text:style-name="P2">The availability of quality data is a constant issue plaguing all fields of research. Long term monitoring and data collection for environmental systems in South Africa has been limited and the temporal and spatial resolution of most datasets are sparse. This negatively affects the efficacy of any attempts at management of these systems. To this end our research team has aggregated all of the coastal in isitu seawater temperature time series available along the coast of South Africa so as to aid in the accurate data driven management of our coastal systems. These data are made freely available to all managers and researchers. The ease of access to these data is currently being improved by hosting them on the SAEON data access portal. Detailed on this poster one may find the meta-data for the South African Coastal Temperature Network (SACTN) and examples of the research already conducted with thes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2T15:24:36.997954252</meta:creation-date>
    <dc:date>2016-09-02T15:53:36.207075966</dc:date>
    <meta:editing-duration>PT14M41S</meta:editing-duration>
    <meta:editing-cycles>2</meta:editing-cycles>
    <meta:generator>LibreOffice/4.2.8.2$Linux_X86_64 LibreOffice_project/420m0$Build-2</meta:generator>
    <meta:document-statistic meta:table-count="0" meta:image-count="0" meta:object-count="0" meta:page-count="2" meta:paragraph-count="2" meta:word-count="442" meta:character-count="2689" meta:non-whitespace-character-count="2249"/>
  </office:meta>
</office:document-meta>
</file>